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813d1" style:font-weight-asian="bold" style:font-weight-complex="bold"/>
    </style:style>
    <style:style style:name="P3" style:family="paragraph" style:parent-style-name="Standard">
      <style:text-properties fo:font-weight="bold" officeooo:rsid="001c6c7e" officeooo:paragraph-rsid="001c6c7e" style:font-weight-asian="bold" style:font-weight-complex="bold"/>
    </style:style>
    <style:style style:name="T1" style:family="text">
      <style:text-properties officeooo:rsid="001813d1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kdir neww</text:p>
      <text:p text:style-name="P1">cd neww</text:p>
      <text:p text:style-name="P1">git init</text:p>
      <text:p text:style-name="P1">touch file</text:p>
      <text:p text:style-name="P1">git add .</text:p>
      <text:p text:style-name="P1">git commit -m "create main file"</text:p>
      <text:p text:style-name="Standard"><text:span text:style-name="T2">git remote add origin </text:span><text:a xlink:type="simple" xlink:href="mailto:git@github.com" text:style-name="Internet_20_link" text:visited-style-name="Visited_20_Internet_20_Link"><text:span text:style-name="T2">git@github.com</text:span></text:a><text:span text:style-name="T2">:Hossam-Soliman-1864/neww.git</text:span></text:p>
      <text:p text:style-name="P1">git branch -M main</text:p>
      <text:p text:style-name="P1">git push origin main</text:p>
      <text:p text:style-name="P1">-------------------------------------------------------------------------</text:p>
      <text:p text:style-name="P1">git checkout -b firstbranch</text:p>
      <text:p text:style-name="P1">touch first_f1</text:p>
      <text:p text:style-name="P1">git add .</text:p>
      <text:p text:style-name="P1">git commit -m "first file of first branch"</text:p>
      <text:p text:style-name="P1">git push origin firstbranch</text:p>
      <text:p text:style-name="P1">-----------------------------------------------------------</text:p>
      <text:p text:style-name="P2">git checkout -b <text:span text:style-name="T1">second</text:span>branch</text:p>
      <text:p text:style-name="P2">touch <text:span text:style-name="T1">second_</text:span>f1</text:p>
      <text:p text:style-name="P2">git add .</text:p>
      <text:p text:style-name="P2">git commit -m "first file of <text:span text:style-name="T1">second</text:span> branch"</text:p>
      <text:p text:style-name="P2">git push origin <text:span text:style-name="T1">second</text:span>branch</text:p>
      <text:p text:style-name="P2">------------------------------------------------------------</text:p>
      <text:p text:style-name="P2">git checkout main</text:p>
      <text:p text:style-name="P2">git merge firstbranch</text:p>
      <text:p text:style-name="P2">git merge secondbranch</text:p>
      <text:p text:style-name="P2">git push origin main</text:p>
      <text:p text:style-name="P2"/>
      <text:p text:style-name="P2">------------------------------------------------------------</text:p>
      <text:p text:style-name="P2">git tag -a v1.4 -m "version 1.4"</text:p>
      <text:p text:style-name="P2">git push origin v1.4</text:p>
      <text:p text:style-name="P2">git show v1.4</text:p>
      <text:p text:style-name="P2">--------------------------------------------------------------</text:p>
      <text:p text:style-name="P3">to remove branch </text:p>
      <text:p text:style-name="P3">git branch -d branchname</text:p>
      <text:p text:style-name="P3">or </text:p>
      <text:p text:style-name="P3">git branch -D branchname</text:p>
      <text:p text:style-name="P3"/>
      <text:p text:style-name="P3"/>
      <text:p text:style-name="P3">for remote</text:p>
      <text:p text:style-name="P3"/>
      <text:p text:style-name="P3">git push origin --delete branchna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6:05:55.800775275</meta:creation-date>
    <dc:date>2020-10-30T17:07:58.753074979</dc:date>
    <meta:editing-duration>PT40M31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37" meta:word-count="124" meta:character-count="993" meta:non-whitespace-character-count="905"/>
  </office:meta>
</office:document-meta>
</file>